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ohit Hindi2" svg:font-family="'Lohit Hind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3" style:family="paragraph" style:parent-style-name="Standard">
      <style:paragraph-properties style:line-height-at-least="0.176cm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4" style:family="paragraph" style:parent-style-name="Standard">
      <style:paragraph-properties style:line-height-at-least="0.176cm" fo:orphans="0" fo:widows="0"/>
    </style:style>
    <style:style style:name="P5" style:family="paragraph" style:parent-style-name="Standard">
      <style:paragraph-properties fo:margin-left="0cm" fo:margin-right="-3.175cm" style:line-height-at-least="0.176cm" fo:orphans="0" fo:widows="0" fo:text-indent="0cm" style:auto-text-indent="false"/>
    </style:style>
    <style:style style:name="P6" style:family="paragraph" style:parent-style-name="Standard">
      <style:paragraph-properties fo:margin-left="0cm" fo:margin-right="-3.175cm" fo:line-height="115%" fo:orphans="0" fo:widows="0" fo:text-indent="0cm" style:auto-text-indent="false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7" style:family="paragraph" style:parent-style-name="Standard">
      <style:paragraph-properties fo:margin-left="0cm" fo:margin-right="-3.175cm" fo:line-height="115%" fo:orphans="0" fo:widows="0" fo:text-indent="0cm" style:auto-text-indent="false"/>
    </style:style>
    <style:style style:name="P8" style:family="paragraph" style:parent-style-name="Standard">
      <style:paragraph-properties fo:margin-left="0cm" fo:margin-right="-3.177cm" style:line-height-at-least="0.176cm" fo:orphans="0" fo:widows="0" fo:text-indent="0cm" style:auto-text-indent="false"/>
    </style:style>
    <style:style style:name="P9" style:family="paragraph" style:parent-style-name="Standard">
      <style:paragraph-properties fo:margin-left="0cm" fo:margin-right="-3.133cm" fo:line-height="115%" fo:orphans="0" fo:widows="0" fo:text-indent="0cm" style:auto-text-indent="false"/>
    </style:style>
    <style:style style:name="P10" style:family="paragraph" style:parent-style-name="Standard">
      <style:paragraph-properties fo:margin-left="0cm" fo:margin-right="-2.381cm" fo:line-height="115%" fo:orphans="0" fo:widows="0" fo:text-indent="0cm" style:auto-text-indent="false"/>
    </style:style>
    <style:style style:name="P11" style:family="paragraph" style:parent-style-name="Standard">
      <style:paragraph-properties fo:margin-left="0cm" fo:margin-right="-1.63cm" fo:line-height="115%" fo:orphans="0" fo:widows="0" fo:text-indent="0cm" style:auto-text-indent="false"/>
    </style:style>
    <style:style style:name="P12" style:family="paragraph" style:parent-style-name="Standard">
      <style:paragraph-properties fo:margin-left="0cm" fo:margin-right="-2.882cm" fo:line-height="115%" fo:orphans="0" fo:widows="0" fo:text-indent="0cm" style:auto-text-indent="false"/>
    </style:style>
    <style:style style:name="P13" style:family="paragraph" style:parent-style-name="Standard">
      <style:paragraph-properties fo:margin-left="0cm" fo:margin-right="-1.129cm" fo:line-height="115%" fo:orphans="0" fo:widows="0" fo:text-indent="0cm" style:auto-text-indent="false"/>
    </style:style>
    <style:style style:name="P14" style:family="paragraph" style:parent-style-name="Standard" style:master-page-name="Standard">
      <style:paragraph-properties fo:line-height="115%" fo:text-align="center" style:justify-single-word="false" fo:orphans="0" fo:widows="0" style:page-number="auto"/>
    </style:style>
    <style:style style:name="T1" style:family="text">
      <style:text-properties fo:color="#000000" style:font-name="Calibri" fo:font-size="12pt" fo:language="zxx" fo:country="none" fo:font-weight="bold" style:letter-kerning="true" style:font-size-asian="12pt" style:language-asian="zh" style:country-asian="CN" style:font-weight-asian="bold" style:font-name-complex="Lohit Hindi2" style:font-size-complex="12pt" style:language-complex="hi" style:country-complex="IN"/>
    </style:style>
    <style:style style:name="T2" style:family="text"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3" style:family="text">
      <style:text-properties fo:color="#000000" style:font-name="Calibri" fo:font-size="11pt" fo:language="zxx" fo:country="none" fo:font-weight="normal" officeooo:rsid="001463b4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4" style:family="text">
      <style:text-properties fo:language="zxx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Manual da Linguagem IBET</text:span></text:p>
      <text:p text:style-name="P2"/>
      <text:p text:style-name="P1"><text:span text:style-name="T2">Declaração de Variáveis:</text:span></text:p>
      <text:p text:style-name="P1"><text:span text:style-name="T2"><text:tab/>Double </text:span><text:span text:style-name="T3">|nome_</text:span><text:span text:style-name="T2">variavel</text:span><text:span text:style-name="T3">|</text:span><text:span text:style-name="T2">;<text:tab/><text:tab/><text:tab/><text:tab/>/declaração da variável</text:span></text:p>
      <text:p text:style-name="P3"/>
      <text:p text:style-name="P4"><text:span text:style-name="T2">Atribuição de Variáveis:</text:span></text:p>
      <text:p text:style-name="P4"><text:span text:style-name="T2"><text:tab/></text:span><text:span text:style-name="T3">|</text:span><text:span text:style-name="T2">variavel</text:span><text:span text:style-name="T3">|</text:span><text:span text:style-name="T2"> = <text:s/></text:span><text:span text:style-name="T3">|</text:span><text:span text:style-name="T2">variavel2</text:span><text:span text:style-name="T3">|</text:span><text:span text:style-name="T2">;<text:tab/><text:tab/><text:tab/>/atribui o valor de uma variável à outra</text:span></text:p>
      <text:p text:style-name="P5"><text:span text:style-name="T2"><text:tab/></text:span><text:span text:style-name="T3">|</text:span><text:span text:style-name="T2">variavel</text:span><text:span text:style-name="T3">|</text:span><text:span text:style-name="T2"> = 40.0;<text:tab/><text:tab/><text:tab/><text:tab/>/atribui um numero (no exemplo, 40.0) à variavel</text:span></text:p>
      <text:p text:style-name="P6"/>
      <text:p text:style-name="P7"><text:span text:style-name="T2">Operações entre variáveis:</text:span></text:p>
      <text:p text:style-name="P7"><text:span text:style-name="T2"><text:tab/></text:span><text:span text:style-name="T3">|</text:span><text:span text:style-name="T2">var</text:span><text:span text:style-name="T3">|</text:span><text:span text:style-name="T2"> = </text:span><text:span text:style-name="T3">|</text:span><text:span text:style-name="T2">var</text:span><text:span text:style-name="T3">|</text:span><text:span text:style-name="T2"> + </text:span><text:span text:style-name="T3">|</text:span><text:span text:style-name="T2">7</text:span><text:span text:style-name="T3">|</text:span><text:span text:style-name="T2">;<text:tab/><text:tab/><text:tab/>/soma o valor de var com 7 e atribui à var</text:span></text:p>
      <text:p text:style-name="P7"><text:span text:style-name="T2"><text:tab/></text:span><text:span text:style-name="T3">|</text:span><text:span text:style-name="T2">var</text:span><text:span text:style-name="T3">|</text:span><text:span text:style-name="T2"> = </text:span><text:span text:style-name="T3">|</text:span><text:span text:style-name="T2">var1</text:span><text:span text:style-name="T3">|</text:span><text:span text:style-name="T2"> + </text:span><text:span text:style-name="T3">|</text:span><text:span text:style-name="T2">var2</text:span><text:span text:style-name="T3">|</text:span><text:span text:style-name="T2">;<text:tab/><text:tab/><text:tab/>/soma o valor de var1 com o valor de var2 e atribui à var</text:span></text:p>
      <text:p text:style-name="P7"><text:span text:style-name="T2"><text:tab/></text:span></text:p>
      <text:p text:style-name="P7"><text:span text:style-name="T2"><text:tab/>/ Valem para subtração( - ), multiplicação( * ) e divisão ( / )</text:span></text:p>
      <text:p text:style-name="P6"/>
      <text:p text:style-name="P7"><text:span text:style-name="T2">Laço:</text:span></text:p>
      <text:p text:style-name="P8"><text:span text:style-name="T2"><text:tab/>enquanto</text:span><text:span text:style-name="T3">|</text:span><text:span text:style-name="T2">condição</text:span><text:span text:style-name="T3">|</text:span><text:span text:style-name="T2"><text:tab/><text:tab/>/enquanto a condição for verdadeira executa (ex: a &gt; b)<text:line-break/><text:tab/><text:tab/>//código do laço;<text:tab/><text:tab/>/os comandos do escopo</text:span></text:p>
      <text:p text:style-name="P8"><text:span text:style-name="T2"><text:tab/>fim_enquanto;<text:tab/><text:tab/><text:tab/>/fim do laço</text:span></text:p>
      <text:p text:style-name="P2"/>
      <text:p text:style-name="P1"><text:span text:style-name="T2">Imprimir na Tela:</text:span></text:p>
      <text:p text:style-name="P9"><text:span text:style-name="T2"><text:tab/>imprima</text:span><text:span text:style-name="T3">|</text:span><text:span text:style-name="T2">"texto"</text:span><text:span text:style-name="T3">|</text:span><text:span text:style-name="T2"><text:tab/><text:tab/><text:tab/>/imprime o que foi digitado entre aspas duplas</text:span></text:p>
      <text:p text:style-name="P9"><text:span text:style-name="T2"><text:tab/>imprima</text:span><text:span text:style-name="T3">|+</text:span><text:span text:style-name="T2">var</text:span><text:span text:style-name="T3">|</text:span><text:span text:style-name="T2">;<text:tab/><text:tab/><text:tab/>/imprime o valor da variavel var<text:tab/><text:tab/></text:span></text:p>
      <text:p text:style-name="P10"><text:span text:style-name="T2"><text:tab/></text:span></text:p>
      <text:p text:style-name="P10"><text:span text:style-name="T2"><text:tab/>*imprima(</text:span><text:span text:style-name="T3">+</text:span><text:span text:style-name="T2">var1</text:span><text:span text:style-name="T3">+</text:span><text:span text:style-name="T2">var2</text:span><text:span text:style-name="T3">+</text:span><text:span text:style-name="T2">var3);<text:tab/>/imprime o valor de todas <text:s/>variaveis (ex: 5.0 75.0 3.0)</text:span></text:p>
      <text:p text:style-name="P1"><text:span text:style-name="T2"><text:tab/>*imprima(</text:span><text:span text:style-name="T3">+</text:span><text:span text:style-name="T2">variavel "texto");<text:tab/>/ou<text:tab/></text:span></text:p>
      <text:p text:style-name="P11"><text:span text:style-name="T2"><text:tab/>*imprima("texto" </text:span><text:span text:style-name="T3">+</text:span><text:span text:style-name="T2">variavel);<text:tab/>/imprime o valor da variavel e o texto (ex: texto 50.0)</text:span></text:p>
      <text:p text:style-name="P2"/>
      <text:p text:style-name="P1"><text:span text:style-name="T2">Controle de Fluxo (se):</text:span></text:p>
      <text:p text:style-name="P12"><text:span text:style-name="T2"><text:tab/>se</text:span><text:span text:style-name="T3">|</text:span><text:span text:style-name="T2">condição</text:span><text:span text:style-name="T3">|</text:span><text:span text:style-name="T2"><text:tab/><text:tab/><text:tab/>/ se a condição for verdade executa os comandos </text:span></text:p>
      <text:p text:style-name="P12"><text:span text:style-name="T2"><text:tab/><text:tab/>//código do se;<text:tab/><text:tab/>/do escopo<text:line-break/><text:tab/>fim_se;<text:tab/><text:tab/><text:tab/><text:tab/>/fim do fluxo</text:span></text:p>
      <text:p text:style-name="P2"/>
      <text:p text:style-name="P1"><text:span text:style-name="T2">Aninhamento de Comandos:</text:span></text:p>
      <text:p text:style-name="P1"><text:span text:style-name="T2"><text:tab/>*se</text:span><text:span text:style-name="T3">|</text:span><text:span text:style-name="T2">condição</text:span><text:span text:style-name="T3">|</text:span><text:span text:style-name="T2"><text:tab/><text:tab/><text:tab/>/desvio de fluxo dentro de desvio de fluxo<text:line-break/><text:tab/><text:tab/>//código do se;</text:span></text:p>
      <text:p text:style-name="P1"><text:span text:style-name="T2"><text:tab/><text:tab/>se</text:span><text:span text:style-name="T3">|</text:span><text:span text:style-name="T2">condição</text:span><text:span text:style-name="T3">|</text:span></text:p>
      <text:p text:style-name="P1"><text:span text:style-name="T2"><text:tab/><text:tab/><text:tab/>//código do se;</text:span></text:p>
      <text:p text:style-name="P1"><text:span text:style-name="T2"><text:tab/><text:tab/>fim_se;</text:span></text:p>
      <text:p text:style-name="P1"><text:span text:style-name="T2"><text:tab/>fim_se;<text:tab/><text:tab/><text:tab/><text:tab/></text:span></text:p>
      <text:p text:style-name="P1"><text:span text:style-name="T2"><text:tab/></text:span></text:p>
      <text:p text:style-name="P1"><text:span text:style-name="T2"><text:tab/>/ ou então</text:span></text:p>
      <text:p text:style-name="P2"/>
      <text:p text:style-name="P13"><text:span text:style-name="T2">_______________________________________________________________________________________</text:span></text:p>
      <text:p text:style-name="P1"><text:span text:style-name="T2">* Em Desenvolvimento</text:span></text:p>
      <text:p text:style-name="P1"><text:span text:style-name="T2">/ Descrição de Códi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ohit Hindi2" svg:font-family="'Lohit Hind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erif1" fo:font-size="12pt" fo:language="pt" fo:country="BR" style:letter-kerning="true" style:font-name-asian="Arial" style:font-size-asian="12pt" style:language-asian="zh" style:country-asian="CN" style:font-name-complex="Lohit Hindi2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412cm" style:type="center"/>
          <style:tab-stop style:position="16.82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4-05-25T23:01:34</dc:date>
    <dc:creator>igor </dc:creator>
    <meta:document-statistic meta:table-count="0" meta:image-count="0" meta:object-count="0" meta:page-count="1" meta:paragraph-count="35" meta:word-count="213" meta:character-count="1434" meta:non-whitespace-character-count="1181"/>
  </office:meta>
</office:document-meta>
</file>